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11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133cm"/>
    </style:style>
    <style:style style:name="co10" style:family="table-column">
      <style:table-column-properties fo:break-before="auto" style:column-width="4.355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9.324cm"/>
    </style:style>
    <style:style style:name="co14" style:family="table-column">
      <style:table-column-properties fo:break-before="auto" style:column-width="3.745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5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5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personal</text:p>
          </table:table-cell>
          <table:table-cell office:value-type="string">
            <text:p>szivesoldal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ccer-pitch.otg</text:p>
          </table:table-cell>
          <table:table-cell/>
          <table:table-cell table:style-name="ce5"/>
          <table:table-cell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ccer-practice-template.ott</text:p>
          </table:table-cell>
          <table:table-cell/>
          <table:table-cell table:style-name="ce5"/>
          <table:table-cell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Yellow_Pad_Legal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White_Notebook Paper_legal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 table:number-rows-repeated="9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5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table:style-name="Default" office:value-type="string">
            <text:p>Week_at_a_glance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table:style-name="Default" office:value-type="string">
            <text:p>Shopping_List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 table:number-rows-repeated="648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Idomszer_tervezo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offimisc</text:p>
          </table:table-cell>
          <table:table-cell office:value-type="string">
            <text:p>uzletihirlevel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offimisc</text:p>
          </table:table-cell>
          <table:table-cell office:value-type="string">
            <text:p>sajtokozlemeny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derncegeshirujsag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rtdecofejlec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izalmasjavaslat.od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essze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osztalynevsor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napiterv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artdeco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formazott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irogep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klasszikus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metuzletilev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rmalfax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asszikusbizonyitvany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arginalishirujsag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4-esborito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4-esborito2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5-osborito.otg</text:p>
          </table:table-cell>
          <table:table-cell table:number-columns-repeated="254"/>
        </table:table-row>
        <table:table-row table:style-name="ro1" table:number-rows-repeated="653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r.ots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urriculum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lettera_legale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chedaCarburante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Lettera_Formale_Stile_Macchina_Da_Scrivere1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orsa_OOo.ots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xPersonale.ott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teczka_opis.otg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wyroznienie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przedszkolak1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absolwent_na_6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x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x_001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lender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Giziroku.ott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010.01.23</text:date>, <text:time>11:17:2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9$Build-9476</meta:generator>
    <meta:creation-date>2007-04-25T07:50:52</meta:creation-date>
    <dc:date>2010-01-23T11:17:21</dc:date>
    <meta:editing-cycles>276</meta:editing-cycles>
    <meta:editing-duration>PT26H22M34S</meta:editing-duration>
    <meta:document-statistic meta:table-count="17" meta:cell-count="15134" meta:object-count="0"/>
    <meta:user-defined meta:name="Info 1"/>
    <meta:user-defined meta:name="Info 2"/>
    <meta:user-defined meta:name="Info 3"/>
    <meta:user-defined meta:name="Info 4"/>
  </office:meta>
</office:document-meta>
</file>